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0.77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78.4mm"/>
    </style:style>
    <style:style style:name="co8" style:family="table-column">
      <style:table-column-properties fo:break-before="auto" style:column-width="75.35mm"/>
    </style:style>
    <style:style style:name="co9" style:family="table-column">
      <style:table-column-properties fo:break-before="auto" style:column-width="22.58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0.85m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ObservableCalcul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ompu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Cartesian product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index requested is out of source collection</text:p>
            <text:p>range ScalarCompu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temsProcessing&lt;TSourceItem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ItemsProcessing&lt;TSourceItem, TReturnValue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ReturnValue&gt;</text:p>
          </table:table-cell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ValuesProces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ValuesProcessing&lt;TValue, TReturn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turnValue&gt;</text:p>
          </table:table-cell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.00.0000</text:date>, <text:time style:data-style-name="N2" text:time-value="17:44:58.0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4-18T17:53:41.623000000</dc:date>
    <meta:generator>LibreOffice/6.3.0.4$Windows_X86_64 LibreOffice_project/057fc023c990d676a43019934386b85b21a9ee99</meta:generator>
    <meta:editing-duration>PT44M18S</meta:editing-duration>
    <meta:editing-cycles>8</meta:editing-cycles>
    <meta:document-statistic meta:table-count="2" meta:cell-count="2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